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638in"/>
    </style:style>
    <style:style style:name="co3" style:family="table-column">
      <style:table-column-properties fo:break-before="auto" style:column-width="3.0689in"/>
    </style:style>
    <style:style style:name="co4" style:family="table-column">
      <style:table-column-properties fo:break-before="auto" style:column-width="1.7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ff00"/>
      <style:text-properties fo:font-weight="normal" style:font-weight-asian="normal" style:font-weight-complex="normal"/>
    </style:style>
  </office:automatic-styles>
  <office:body>
    <office:spreadsheet>
      <table:table table:name="old_cod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9.89" calcext:value-type="float">
            <text:p>9,89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17423552" calcext:value-type="float">
            <text:p>17423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::compute_properties()</text:p>
          </table:table-cell>
        </table:table-row>
        <table:table-row table:style-name="ro1">
          <table:table-cell office:value-type="float" office:value="8.34" calcext:value-type="float">
            <text:p>8,34</text:p>
          </table:table-cell>
          <table:table-cell office:value-type="float" office:value="1.6" calcext:value-type="float">
            <text:p>1,6</text:p>
          </table:table-cell>
          <table:table-cell office:value-type="float" office:value="0.73" calcext:value-type="float">
            <text:p>0,73</text:p>
          </table:table-cell>
          <table:table-cell office:value-type="float" office:value="239389225" calcext:value-type="float">
            <text:p>239389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Point_3 const&amp;)</text:p>
          </table:table-cell>
        </table:table-row>
        <table:table-row table:style-name="ro1">
          <table:table-cell office:value-type="float" office:value="7.43" calcext:value-type="float">
            <text:p>7,43</text:p>
          </table:table-cell>
          <table:table-cell office:value-type="float" office:value="2.25" calcext:value-type="float">
            <text:p>2,25</text:p>
          </table:table-cell>
          <table:table-cell office:value-type="float" office:value="0.65" calcext:value-type="float">
            <text:p>0,65</text:p>
          </table:table-cell>
          <table:table-cell office:value-type="float" office:value="17423607" calcext:value-type="float">
            <text:p>17423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update()</text:p>
          </table:table-cell>
        </table:table-row>
        <table:table-row table:style-name="ro1">
          <table:table-cell office:value-type="float" office:value="6.63" calcext:value-type="float">
            <text:p>6,63</text:p>
          </table:table-cell>
          <table:table-cell office:value-type="float" office:value="2.83" calcext:value-type="float">
            <text:p>2,83</text:p>
          </table:table-cell>
          <table:table-cell office:value-type="float" office:value="0.58" calcext:value-type="float">
            <text:p>0,58</text:p>
          </table:table-cell>
          <table:table-cell office:value-type="float" office:value="20000153" calcext:value-type="float">
            <text:p>2000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office:value-type="float" office:value="5.83" calcext:value-type="float">
            <text:p>5,83</text:p>
          </table:table-cell>
          <table:table-cell office:value-type="float" office:value="3.34" calcext:value-type="float">
            <text:p>3,34</text:p>
          </table:table-cell>
          <table:table-cell office:value-type="float" office:value="0.51" calcext:value-type="float">
            <text:p>0,51</text:p>
          </table:table-cell>
          <table:table-cell office:value-type="float" office:value="69694428" calcext:value-type="float">
            <text:p>69694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edge_length(Point_3, Point_3) const</text:p>
          </table:table-cell>
        </table:table-row>
        <table:table-row table:style-name="ro1">
          <table:table-cell office:value-type="float" office:value="3.89" calcext:value-type="float">
            <text:p>3,89</text:p>
          </table:table-cell>
          <table:table-cell office:value-type="float" office:value="3.68" calcext:value-type="float">
            <text:p>3,68</text:p>
          </table:table-cell>
          <table:table-cell office:value-type="float" office:value="0.34" calcext:value-type="float">
            <text:p>0,34</text:p>
          </table:table-cell>
          <table:table-cell office:value-type="float" office:value="26650309" calcext:value-type="float">
            <text:p>26650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3.92" calcext:value-type="float">
            <text:p>3,92</text:p>
          </table:table-cell>
          <table:table-cell office:value-type="float" office:value="0.25" calcext:value-type="float">
            <text:p>0,25</text:p>
          </table:table-cell>
          <table:table-cell office:value-type="float" office:value="139388416" calcext:value-type="float">
            <text:p>139388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end()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4.16" calcext:value-type="float">
            <text:p>4,16</text:p>
          </table:table-cell>
          <table:table-cell office:value-type="float" office:value="0.24" calcext:value-type="float">
            <text:p>0,24</text:p>
          </table:table-cell>
          <table:table-cell office:value-type="float" office:value="121964884" calcext:value-type="float">
            <text:p>121964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area() const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4.39" calcext:value-type="float">
            <text:p>4,39</text:p>
          </table:table-cell>
          <table:table-cell office:value-type="float" office:value="0.24" calcext:value-type="float">
            <text:p>0,24</text:p>
          </table:table-cell>
          <table:table-cell office:value-type="float" office:value="239389402" calcext:value-type="float">
            <text:p>239389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4.62" calcext:value-type="float">
            <text:p>4,62</text:p>
          </table:table-cell>
          <table:table-cell office:value-type="float" office:value="0.23" calcext:value-type="float">
            <text:p>0,23</text:p>
          </table:table-cell>
          <table:table-cell office:value-type="float" office:value="42714" calcext:value-type="float">
            <text:p>42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4.85" calcext:value-type="float">
            <text:p>4,85</text:p>
          </table:table-cell>
          <table:table-cell office:value-type="float" office:value="0.23" calcext:value-type="float">
            <text:p>0,23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get_parameter(int) const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5.07" calcext:value-type="float">
            <text:p>5,07</text:p>
          </table:table-cell>
          <table:table-cell office:value-type="float" office:value="0.22" calcext:value-type="float">
            <text:p>0,22</text:p>
          </table:table-cell>
          <table:table-cell office:value-type="float" office:value="87117760" calcext:value-type="float">
            <text:p>87117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operator++()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5.28" calcext:value-type="float">
            <text:p>5,28</text:p>
          </table:table-cell>
          <table:table-cell office:value-type="float" office:value="0.22" calcext:value-type="float">
            <text:p>0,22</text:p>
          </table:table-cell>
          <table:table-cell office:value-type="float" office:value="209082624" calcext:value-type="float">
            <text:p>209082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base() const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5.49" calcext:value-type="float">
            <text:p>5,49</text:p>
          </table:table-cell>
          <table:table-cell office:value-type="float" office:value="0.21" calcext:value-type="float">
            <text:p>0,2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set_parameter(int, int)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5.7" calcext:value-type="float">
            <text:p>5,7</text:p>
          </table:table-cell>
          <table:table-cell office:value-type="float" office:value="0.21" calcext:value-type="float">
            <text:p>0,21</text:p>
          </table:table-cell>
          <table:table-cell office:value-type="float" office:value="243929728" calcext:value-type="float">
            <text:p>243929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operator-&gt;() const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5.9" calcext:value-type="float">
            <text:p>5,9</text:p>
          </table:table-cell>
          <table:table-cell office:value-type="float" office:value="0.2" calcext:value-type="float">
            <text:p>0,2</text:p>
          </table:table-cell>
          <table:table-cell office:value-type="float" office:value="34122012" calcext:value-type="float">
            <text:p>3412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atisfies_constraints() const</text:p>
          </table:table-cell>
        </table:table-row>
        <table:table-row table:style-name="ro1">
          <table:table-cell office:value-type="float" office:value="2.17" calcext:value-type="float">
            <text:p>2,17</text:p>
          </table:table-cell>
          <table:table-cell office:value-type="float" office:value="6.09" calcext:value-type="float">
            <text:p>6,09</text:p>
          </table:table-cell>
          <table:table-cell office:value-type="float" office:value="0.19" calcext:value-type="float">
            <text:p>0,19</text:p>
          </table:table-cell>
          <table:table-cell office:value-type="float" office:value="30000030" calcext:value-type="float">
            <text:p>30000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Bbox(Bbox const&amp;)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6.28" calcext:value-type="float">
            <text:p>6,28</text:p>
          </table:table-cell>
          <table:table-cell office:value-type="float" office:value="0.19" calcext:value-type="float">
            <text:p>0,19</text:p>
          </table:table-cell>
          <table:table-cell office:value-type="float" office:value="121964884" calcext:value-type="float">
            <text:p>121964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perimeter() const</text:p>
          </table:table-cell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6.45" calcext:value-type="float">
            <text:p>6,45</text:p>
          </table:table-cell>
          <table:table-cell office:value-type="float" office:value="0.17" calcext:value-type="float">
            <text:p>0,17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6.61" calcext:value-type="float">
            <text:p>6,61</text:p>
          </table:table-cell>
          <table:table-cell office:value-type="float" office:value="0.17" calcext:value-type="float">
            <text:p>0,17</text:p>
          </table:table-cell>
          <table:table-cell office:value-type="float" office:value="10000002" calcext:value-type="float">
            <text:p>1000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satisfies_constraints() const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6.77" calcext:value-type="float">
            <text:p>6,77</text:p>
          </table:table-cell>
          <table:table-cell office:value-type="float" office:value="0.16" calcext:value-type="float">
            <text:p>0,16</text:p>
          </table:table-cell>
          <table:table-cell office:value-type="float" office:value="191659072" calcext:value-type="float">
            <text:p>191659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*, std::vector&lt;Station, std::allocator&lt;Station&gt; &gt; &gt;::__normal_iterator(Station* const&amp;)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6.92" calcext:value-type="float">
            <text:p>6,92</text:p>
          </table:table-cell>
          <table:table-cell office:value-type="float" office:value="0.16" calcext:value-type="float">
            <text:p>0,16</text:p>
          </table:table-cell>
          <table:table-cell office:value-type="float" office:value="104541312" calcext:value-type="float">
            <text:p>104541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operator!=&lt;Station*, std::vector&lt;Station, std::allocator&lt;Station&gt; &gt; &gt;(__gnu_cxx::__normal_iterator&lt;Station*, std::vector&lt;Station, std::allocator&lt;Station&gt; &gt; &gt; const&amp;, __gnu_cxx::__normal_iterator&lt;Station*, std::vector&lt;Station, std::allocator&lt;Station&gt; &gt; &gt; const&amp;)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7.08" calcext:value-type="float">
            <text:p>7,08</text:p>
          </table:table-cell>
          <table:table-cell office:value-type="float" office:value="0.16" calcext:value-type="float">
            <text:p>0,16</text:p>
          </table:table-cell>
          <table:table-cell office:value-type="float" office:value="52270656" calcext:value-type="float">
            <text:p>52270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begin()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7.23" calcext:value-type="float">
            <text:p>7,23</text:p>
          </table:table-cell>
          <table:table-cell office:value-type="float" office:value="0.15" calcext:value-type="float">
            <text:p>0,15</text:p>
          </table:table-cell>
          <table:table-cell office:value-type="float" office:value="65688456" calcext:value-type="float">
            <text:p>65688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deadrise_angle_deg() const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7.37" calcext:value-type="float">
            <text:p>7,37</text:p>
          </table:table-cell>
          <table:table-cell office:value-type="float" office:value="0.14" calcext:value-type="float">
            <text:p>0,14</text:p>
          </table:table-cell>
          <table:table-cell office:value-type="float" office:value="68244034" calcext:value-type="float">
            <text:p>68244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flare_angle_deg() const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7.51" calcext:value-type="float">
            <text:p>7,51</text:p>
          </table:table-cell>
          <table:table-cell office:value-type="float" office:value="0.14" calcext:value-type="float">
            <text:p>0,14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dyOptimizer&lt;OptimizableHull&gt;::do_step()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7.61" calcext:value-type="float">
            <text:p>7,61</text:p>
          </table:table-cell>
          <table:table-cell office:value-type="float" office:value="0.1" calcext:value-type="float">
            <text:p>0,1</text:p>
          </table:table-cell>
          <table:table-cell office:value-type="float" office:value="30436074" calcext:value-type="float">
            <text:p>30436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operator++()</text:p>
          </table:table-cell>
        </table:table-row>
        <table:table-row table:style-name="ro1">
          <table:table-cell office:value-type="float" office:value="1.09" calcext:value-type="float">
            <text:p>1,09</text:p>
          </table:table-cell>
          <table:table-cell office:value-type="float" office:value="7.7" calcext:value-type="float">
            <text:p>7,7</text:p>
          </table:table-cell>
          <table:table-cell office:value-type="float" office:value="0.1" calcext:value-type="float">
            <text:p>0,1</text:p>
          </table:table-cell>
          <table:table-cell office:value-type="float" office:value="38360302" calcext:value-type="float">
            <text:p>38360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operator!=&lt;Station const*, std::vector&lt;Station, std::allocator&lt;Station&gt; &gt; &gt;(__gnu_cxx::__normal_iterator&lt;Station const*, std::vector&lt;Station, std::allocator&lt;Station&gt; &gt; &gt; const&amp;, __gnu_cxx::__normal_iterator&lt;Station const*, std::vector&lt;Station, std::allocator&lt;Station&gt; &gt; &gt; const&amp;)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7.78" calcext:value-type="float">
            <text:p>7,78</text:p>
          </table:table-cell>
          <table:table-cell office:value-type="float" office:value="0.08" calcext:value-type="float">
            <text:p>0,08</text:p>
          </table:table-cell>
          <table:table-cell office:value-type="float" office:value="30000049" calcext:value-type="float">
            <text:p>3000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~Bbox()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7.86" calcext:value-type="float">
            <text:p>7,86</text:p>
          </table:table-cell>
          <table:table-cell office:value-type="float" office:value="0.08" calcext:value-type="float">
            <text:p>0,08</text:p>
          </table:table-cell>
          <table:table-cell office:value-type="float" office:value="7423551" calcext:value-type="float">
            <text:p>74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revert_last_change()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7.93" calcext:value-type="float">
            <text:p>7,93</text:p>
          </table:table-cell>
          <table:table-cell office:value-type="float" office:value="0.07" calcext:value-type="float">
            <text:p>0,07</text:p>
          </table:table-cell>
          <table:table-cell office:value-type="float" office:value="76720604" calcext:value-type="float">
            <text:p>7672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base() const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7.99" calcext:value-type="float">
            <text:p>7,99</text:p>
          </table:table-cell>
          <table:table-cell office:value-type="float" office:value="0.06" calcext:value-type="float">
            <text:p>0,06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get_parameter(int)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8.05" calcext:value-type="float">
            <text:p>8,05</text:p>
          </table:table-cell>
          <table:table-cell office:value-type="float" office:value="0.06" calcext:value-type="float">
            <text:p>0,06</text:p>
          </table:table-cell>
          <table:table-cell office:value-type="float" office:value="15848456" calcext:value-type="float">
            <text:p>15848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__normal_iterator(Station const* const&amp;)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8.11" calcext:value-type="float">
            <text:p>8,11</text:p>
          </table:table-cell>
          <table:table-cell office:value-type="float" office:value="0.06" calcext:value-type="float">
            <text:p>0,06</text:p>
          </table:table-cell>
          <table:table-cell office:value-type="float" office:value="14238309" calcext:value-type="float">
            <text:p>14238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fitness()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8.17" calcext:value-type="float">
            <text:p>8,17</text:p>
          </table:table-cell>
          <table:table-cell office:value-type="float" office:value="0.06" calcext:value-type="float">
            <text:p>0,06</text:p>
          </table:table-cell>
          <table:table-cell office:value-type="float" office:value="10000025" calcext:value-type="float">
            <text:p>1000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tation(Station const&amp;)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8.22" calcext:value-type="float">
            <text:p>8,22</text:p>
          </table:table-cell>
          <table:table-cell office:value-type="float" office:value="0.06" calcext:value-type="float">
            <text:p>0,06</text:p>
          </table:table-cell>
          <table:table-cell office:value-type="float" office:value="40000306" calcext:value-type="float">
            <text:p>40000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8.27" calcext:value-type="float">
            <text:p>8,27</text:p>
          </table:table-cell>
          <table:table-cell office:value-type="float" office:value="0.05" calcext:value-type="float">
            <text:p>0,05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bbox() const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8.32" calcext:value-type="float">
            <text:p>8,32</text:p>
          </table:table-cell>
          <table:table-cell office:value-type="float" office:value="0.05" calcext:value-type="float">
            <text:p>0,05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.35" calcext:value-type="float">
            <text:p>8,35</text:p>
          </table:table-cell>
          <table:table-cell office:value-type="float" office:value="0.04" calcext:value-type="float">
            <text:p>0,04</text:p>
          </table:table-cell>
          <table:table-cell office:value-type="float" office:value="34121986" calcext:value-type="float">
            <text:p>34121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__normal_iterator&lt;Station const*, std::vector&lt;Station, std::allocator&lt;Station&gt; &gt; &gt;::operator*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.39" calcext:value-type="float">
            <text:p>8,39</text:p>
          </table:table-cell>
          <table:table-cell office:value-type="float" office:value="0.04" calcext:value-type="float">
            <text:p>0,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8.42" calcext:value-type="float">
            <text:p>8,42</text:p>
          </table:table-cell>
          <table:table-cell office:value-type="float" office:value="0.03" calcext:value-type="float">
            <text:p>0,03</text:p>
          </table:table-cell>
          <table:table-cell office:value-type="float" office:value="20000153" calcext:value-type="float">
            <text:p>2000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8.45" calcext:value-type="float">
            <text:p>8,45</text:p>
          </table:table-cell>
          <table:table-cell office:value-type="float" office:value="0.03" calcext:value-type="float">
            <text:p>0,03</text:p>
          </table:table-cell>
          <table:table-cell office:value-type="float" office:value="17423551" calcext:value-type="float">
            <text:p>174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operator[](unsigned long)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8.48" calcext:value-type="float">
            <text:p>8,48</text:p>
          </table:table-cell>
          <table:table-cell office:value-type="float" office:value="0.03" calcext:value-type="float">
            <text:p>0,03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8.5" calcext:value-type="float">
            <text:p>8,5</text:p>
          </table:table-cell>
          <table:table-cell office:value-type="float" office:value="0.03" calcext:value-type="float">
            <text:p>0,03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2" calcext:value-type="float">
            <text:p>8,52</text:p>
          </table:table-cell>
          <table:table-cell office:value-type="float" office:value="0.02" calcext:value-type="float">
            <text:p>0,02</text:p>
          </table:table-cell>
          <table:table-cell office:value-type="float" office:value="17423551" calcext:value-type="float">
            <text:p>1742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et_parameter(int, int)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4" calcext:value-type="float">
            <text:p>8,54</text:p>
          </table:table-cell>
          <table:table-cell office:value-type="float" office:value="0.02" calcext:value-type="float">
            <text:p>0,02</text:p>
          </table:table-cell>
          <table:table-cell office:value-type="float" office:value="7924228" calcext:value-type="float">
            <text:p>792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begin() const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6" calcext:value-type="float">
            <text:p>8,56</text:p>
          </table:table-cell>
          <table:table-cell office:value-type="float" office:value="0.02" calcext:value-type="float">
            <text:p>0,02</text:p>
          </table:table-cell>
          <table:table-cell office:value-type="float" office:value="6650156" calcext:value-type="float">
            <text:p>665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58" calcext:value-type="float">
            <text:p>8,58</text:p>
          </table:table-cell>
          <table:table-cell office:value-type="float" office:value="0.02" calcext:value-type="float">
            <text:p>0,0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keel() const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6" calcext:value-type="float">
            <text:p>8,6</text:p>
          </table:table-cell>
          <table:table-cell office:value-type="float" office:value="0.02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line_print() const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8.62" calcext:value-type="float">
            <text:p>8,62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Station::area_sq_perimeter_ratio()</text:p>
          </table:table-cell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3" calcext:value-type="float">
            <text:p>8,63</text:p>
          </table:table-cell>
          <table:table-cell office:value-type="float" office:value="0.01" calcext:value-type="float">
            <text:p>0,0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operator[](unsigned long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4" calcext:value-type="float">
            <text:p>8,64</text:p>
          </table:table-cell>
          <table:table-cell office:value-type="float" office:value="0.01" calcext:value-type="float">
            <text:p>0,01</text:p>
          </table:table-cell>
          <table:table-cell office:value-type="float" office:value="9975234" calcext:value-type="float">
            <text:p>9975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5" calcext:value-type="float">
            <text:p>8,65</text:p>
          </table:table-cell>
          <table:table-cell office:value-type="float" office:value="0.01" calcext:value-type="float">
            <text:p>0,01</text:p>
          </table:table-cell>
          <table:table-cell office:value-type="float" office:value="7924228" calcext:value-type="float">
            <text:p>7924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end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6" calcext:value-type="float">
            <text:p>8,66</text:p>
          </table:table-cell>
          <table:table-cell office:value-type="float" office:value="0.01" calcext:value-type="float">
            <text:p>0,01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7" calcext:value-type="float">
            <text:p>8,67</text:p>
          </table:table-cell>
          <table:table-cell office:value-type="float" office:value="0.01" calcext:value-type="float">
            <text:p>0,01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8" calcext:value-type="float">
            <text:p>8,68</text:p>
          </table:table-cell>
          <table:table-cell office:value-type="float" office:value="0.01" calcext:value-type="float">
            <text:p>0,01</text:p>
          </table:table-cell>
          <table:table-cell office:value-type="float" office:value="4361" calcext:value-type="float">
            <text:p>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69" calcext:value-type="float">
            <text:p>8,69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vector&lt;Station, std::allocator&lt;Station&gt; &gt;::emplace_back&lt;Station&gt;(Station&amp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" calcext:value-type="float">
            <text:p>8,7</text:p>
          </table:table-cell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push_back(Station&amp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1" calcext:value-type="float">
            <text:p>8,71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8.59" calcext:value-type="float">
            <text:p>8,59</text:p>
          </table:table-cell>
          <table:table-cell office:value-type="string" calcext:value-type="string">
            <text:p>GreedyOptimizer&lt;OptimizableHull&gt;::run(int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2" calcext:value-type="float">
            <text:p>8,72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resolution(int)</text:p>
          </table:table-cell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73" calcext:value-type="float">
            <text:p>8,7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points_in_bbox()</text:p>
          </table:table-cell>
          <table:table-cell office:value-type="string" calcext:value-type="string">
            <text:p>const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4" calcext:value-type="float">
            <text:p>8,74</text:p>
          </table:table-cell>
          <table:table-cell office:value-type="float" office:value="0.01" calcext:value-type="float">
            <text:p>0,01</text:p>
          </table:table-cell>
          <table:table-cell office:value-type="float" office:value="20000153" calcext:value-type="float">
            <text:p>20000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4" calcext:value-type="float">
            <text:p>8,74</text:p>
          </table:table-cell>
          <table:table-cell office:value-type="float" office:value="0.01" calcext:value-type="float">
            <text:p>0,01</text:p>
          </table:table-cell>
          <table:table-cell office:value-type="float" office:value="4368" calcext:value-type="float">
            <text:p>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5" calcext:value-type="float">
            <text:p>8,75</text:p>
          </table:table-cell>
          <table:table-cell office:value-type="float" office:value="0.01" calcext:value-type="float">
            <text:p>0,01</text:p>
          </table:table-cell>
          <table:table-cell office:value-type="float" office:value="4361" calcext:value-type="float">
            <text:p>4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8.75" calcext:value-type="float">
            <text:p>8,75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ull::Hull(int, 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0000043" calcext:value-type="float">
            <text:p>1000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~Statio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6650156" calcext:value-type="float">
            <text:p>6650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82" calcext:value-type="float">
            <text:p>3325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325078" calcext:value-type="float">
            <text:p>3325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368" calcext:value-type="float">
            <text:p>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Point_3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orig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beam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chin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&amp;&amp; std::forward&lt;Station&gt;(std::remove_reference&lt;Station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bas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siz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addressof&lt;Station&gt;(Station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Bbox(Bbox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tation(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max_siz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emove_reference&lt;Station&amp;&gt;::type&amp;&amp; std::move&lt;Station&amp;&gt;(Station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&lt;Station&gt;(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erator new(unsigned long, void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operator==&lt;Station*&gt;(std::move_iterator&lt;Station*&gt; const&amp;, std::move_iterator&lt;Station*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std::operator!=&lt;Station*&gt;(std::move_iterator&lt;Station*&gt; const&amp;, std::move_iterator&lt;Station*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area_perimeter_ratio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get_Tp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get_Tp_allocator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max_size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move_iterator(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signed long std::allocator_traits&lt;std::allocator&lt;Station&gt; &gt;::_S_max_size&lt;std::allocator&lt;Station&gt; const, void&gt;(std::allocator&lt;Station&gt; const&amp;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_traits&lt;std::allocator&lt;Station&gt; &gt;::max_size(std::allocator&lt;Station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 std::__make_move_if_noexcept_iterator&lt;Station*, std::move_iterator&lt;Station*&gt; &gt;(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Bbox(Point_3, Point_3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operator*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ove_iterator&lt;Station*&gt;::operator++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Construct&lt;Station, Station&gt;(Station*, 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double, double, double, double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box::operator=(Bbox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generate_chine_and_ke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ation::Station(Bbox&amp;, StationParameters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__gnu_cxx::new_allocator&lt;Station&gt;::construct&lt;Station, Station&gt;(Station*, 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point_at_t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y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z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find_point_with_z_coord(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_aux&lt;false&gt;::__destroy&lt;Station*&gt;(Station*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deallocate(Station*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numeric_limits&lt;int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ZNSt16allocator_traitsISaI7StationEE12_S_constructIS0_IS0_EEENSt9enable_ifIXsrSt6__and_IINS2_18__construct_helperIT_IDpT0_EE4typeEEE5valueEvE4typeERS1_PS7_DpOS8_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ltype (_S_construct({parm#1}, {parm#2}, (forward&lt;Station&gt;)({parm#3}))) std::allocator_traits&lt;std::allocator&lt;Station&gt; &gt;::construct&lt;Station, Station&gt;(std::allocator&lt;Station&gt;&amp;, Station*, 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remove_reference&lt;std::string&amp;&gt;::type&amp;&amp; std::move&lt;std::string&amp;&gt;(std::string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&lt;Station*&gt;(Station*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_Destroy&lt;Station*, Station&gt;(Station*, Station*, std::allocator&lt;Station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deallocate(Station*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allocate(unsigned long, void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_M_check_len(unsigned long, char const*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M_allocat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_traits&lt;std::allocator&lt;Station&gt; &gt;::deallocate(std::allocator&lt;Station&gt;&amp;, Station*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_traits&lt;std::allocator&lt;Station&gt; &gt;::allocate(std::allocator&lt;Station&gt;&amp;, 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uninitialized_copy&lt;false&gt;::__uninit_copy&lt;std::move_iterator&lt;Station*&gt;, Station*&gt;(std::move_iterator&lt;Station*&gt;, std::move_iterator&lt;Station*&gt;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oid std::vector&lt;Station, std::allocator&lt;Station&gt; &gt;::_M_emplace_back_aux&lt;Station&gt;(Station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uninitialized_copy&lt;std::move_iterator&lt;Station*&gt;, Station*&gt;(std::move_iterator&lt;Station*&gt;, std::move_iterator&lt;Station*&gt;, Station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uninitialized_copy_a&lt;std::move_iterator&lt;Station*&gt;, Station*, Station&gt;(std::move_iterator&lt;Station*&gt;, std::move_iterator&lt;Station*&gt;, Station*, std::allocator&lt;Station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* std::__uninitialized_move_if_noexcept_a&lt;Station*, Station*, std::allocator&lt;Station&gt; &gt;(Station*, Station*, Station*, std::allocator&lt;Station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Hull::export_hull_coordinates(std::string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line_print_label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er::Optimiz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Hull::print_hull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71" calcext:value-type="float">
            <text:p>8,71</text:p>
          </table:table-cell>
          <table:table-cell office:value-type="string" calcext:value-type="string">
            <text:p>old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::Optimizable(int, 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dyOptimizer&lt;OptimizableHull&gt;::GreedyOptimizer(OptimizableHul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edyOptimizer&lt;OptimizableHull&gt;::~GreedyOptimiz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OptimizableHull::OptimizableHul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ptimizableHull::~OptimizableHul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teCarloOptimizer&lt;OptimizableHull&gt;::MonteCarloOptimizer(OptimizableHul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nteCarloOptimizer&lt;OptimizableHull&gt;::~MonteCarloOptimiz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ull::~Hul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on::Statio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new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_gnu_cxx::new_allocator&lt;Station&gt;::~new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&lt;Station&gt;::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allocator&lt;Station&gt;::~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Vector_impl::_Vector_imp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Vector_impl::~_Vector_imp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_Vector_bas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_Vector_base&lt;Station, std::allocator&lt;Station&gt; &gt;::~_Vector_bas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vec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,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vector&lt;Station, std::allocator&lt;Station&gt; &gt;::~vector()</text:p>
          </table:table-cell>
        </table:table-row>
      </table:table>
      <table:table table:name="deg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  <table:table-cell table:number-columns-repeated="32"/>
        </table:table-row>
        <table:table-row table:style-name="ro1">
          <table:table-cell office:value-type="float" office:value="21.55" calcext:value-type="float">
            <text:p>21,55</text:p>
          </table:table-cell>
          <table:table-cell table:number-columns-repeated="2" office:value-type="float" office:value="1.28" calcext:value-type="float">
            <text:p>1,28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ulate_station_properties</text:p>
          </table:table-cell>
          <table:table-cell office:value-type="string" calcext:value-type="string">
            <text:p>StationCalculator&lt;int, HullParameters&lt;15&gt; &gt;::calculate_station_properties(int, int, int, int) const</text:p>
          </table:table-cell>
          <table:table-cell table:number-columns-repeated="32"/>
        </table:table-row>
        <table:table-row table:style-name="ro1">
          <table:table-cell office:value-type="float" office:value="16.25" calcext:value-type="float">
            <text:p>16,25</text:p>
          </table:table-cell>
          <table:table-cell office:value-type="float" office:value="2.25" calcext:value-type="float">
            <text:p>2,25</text:p>
          </table:table-cell>
          <table:table-cell office:value-type="float" office:value="0.97" calcext:value-type="float">
            <text:p>0,97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ute_fitness</text:p>
          </table:table-cell>
          <table:table-cell office:value-type="string" calcext:value-type="string">
            <text:p>HullModel::compute_fitness() const</text:p>
          </table:table-cell>
          <table:table-cell table:number-columns-repeated="32"/>
        </table:table-row>
        <table:table-row table:style-name="ro1">
          <table:table-cell office:value-type="float" office:value="11.37" calcext:value-type="float">
            <text:p>11,37</text:p>
          </table:table-cell>
          <table:table-cell office:value-type="float" office:value="2.92" calcext:value-type="float">
            <text:p>2,92</text:p>
          </table:table-cell>
          <table:table-cell office:value-type="float" office:value="0.68" calcext:value-type="float">
            <text:p>0,68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niform_int_distribution&lt;int&gt;::operator()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</text:p>
          </table:table-cell>
          <table:table-cell table:number-columns-repeated="30"/>
          <table:table-cell office:value-type="string" calcext:value-type="string">
            <text:p>std::uniform_int_distribution&lt;int&gt;::param_type</text:p>
          </table:table-cell>
          <table:table-cell office:value-type="string" calcext:value-type="string">
            <text:p>const&amp;)</text:p>
          </table:table-cell>
        </table:table-row>
        <table:table-row table:style-name="ro1">
          <table:table-cell office:value-type="float" office:value="7.49" calcext:value-type="float">
            <text:p>7,49</text:p>
          </table:table-cell>
          <table:table-cell office:value-type="float" office:value="3.37" calcext:value-type="float">
            <text:p>3,37</text:p>
          </table:table-cell>
          <table:table-cell office:value-type="float" office:value="0.45" calcext:value-type="float">
            <text:p>0,45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dge_length</text:p>
          </table:table-cell>
          <table:table-cell office:value-type="string" calcext:value-type="string">
            <text:p>StationCalculator&lt;int, HullParameters&lt;15&gt; &gt;::edge_length(int, int, int, int) const</text:p>
          </table:table-cell>
          <table:table-cell table:number-columns-repeated="32"/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3.73" calcext:value-type="float">
            <text:p>3,73</text:p>
          </table:table-cell>
          <table:table-cell office:value-type="float" office:value="0.37" calcext:value-type="float">
            <text:p>0,37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tationCalculator&lt;int, HullParameters&lt;15&gt; &gt;::deg(double) const</text:p>
          </table:table-cell>
          <table:table-cell table:number-columns-repeated="32"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4.05" calcext:value-type="float">
            <text:p>4,05</text:p>
          </table:table-cell>
          <table:table-cell office:value-type="float" office:value="0.32" calcext:value-type="float">
            <text:p>0,32</text:p>
          </table:table-cell>
          <table:table-cell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q_edge_length</text:p>
          </table:table-cell>
          <table:table-cell office:value-type="string" calcext:value-type="string">
            <text:p>StationCalculator&lt;int, HullParameters&lt;15&gt; &gt;::sq_edge_length(int, int, int, int) const</text:p>
          </table:table-cell>
          <table:table-cell table:number-columns-repeated="32"/>
        </table:table-row>
        <table:table-row table:style-name="ro1">
          <table:table-cell office:value-type="float" office:value="4.88" calcext:value-type="float">
            <text:p>4,88</text:p>
          </table:table-cell>
          <table:table-cell office:value-type="float" office:value="4.34" calcext:value-type="float">
            <text:p>4,34</text:p>
          </table:table-cell>
          <table:table-cell office:value-type="float" office:value="0.29" calcext:value-type="float">
            <text:p>0,29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  <table:table-cell table:number-columns-repeated="32"/>
        </table:table-row>
        <table:table-row table:style-name="ro1">
          <table:table-cell office:value-type="float" office:value="3.87" calcext:value-type="float">
            <text:p>3,87</text:p>
          </table:table-cell>
          <table:table-cell office:value-type="float" office:value="4.57" calcext:value-type="float">
            <text:p>4,57</text:p>
          </table:table-cell>
          <table:table-cell office:value-type="float" office:value="0.23" calcext:value-type="float">
            <text:p>0,23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culate_station_properties</text:p>
          </table:table-cell>
          <table:table-cell office:value-type="string" calcext:value-type="string">
            <text:p>HullModel::calculate_station_properties(int) const</text:p>
          </table:table-cell>
          <table:table-cell table:number-columns-repeated="32"/>
        </table:table-row>
        <table:table-row table:style-name="ro1">
          <table:table-cell office:value-type="float" office:value="3.28" calcext:value-type="float">
            <text:p>3,28</text:p>
          </table:table-cell>
          <table:table-cell office:value-type="float" office:value="4.76" calcext:value-type="float">
            <text:p>4,76</text:p>
          </table:table-cell>
          <table:table-cell office:value-type="float" office:value="0.2" calcext:value-type="float">
            <text:p>0,2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  <table:table-cell table:number-columns-repeated="32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4.95" calcext:value-type="float">
            <text:p>4,95</text:p>
          </table:table-cell>
          <table:table-cell office:value-type="float" office:value="0.19" calcext:value-type="float">
            <text:p>0,1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  <table:table-cell table:number-columns-repeated="32"/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5.11" calcext:value-type="float">
            <text:p>5,11</text:p>
          </table:table-cell>
          <table:table-cell office:value-type="float" office:value="0.16" calcext:value-type="float">
            <text:p>0,16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  <table:table-cell table:number-columns-repeated="32"/>
        </table:table-row>
        <table:table-row table:style-name="ro1">
          <table:table-cell office:value-type="float" office:value="2.61" calcext:value-type="float">
            <text:p>2,61</text:p>
          </table:table-cell>
          <table:table-cell office:value-type="float" office:value="5.27" calcext:value-type="float">
            <text:p>5,27</text:p>
          </table:table-cell>
          <table:table-cell office:value-type="float" office:value="0.16" calcext:value-type="float">
            <text:p>0,16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</text:p>
          </table:table-cell>
          <table:table-cell table:number-columns-repeated="30"/>
          <table:table-cell office:value-type="string" calcext:value-type="string">
            <text:p>18ul,</text:p>
          </table:table-cell>
          <table:table-cell office:value-type="string" calcext:value-type="string">
            <text:p>1812433253ul&gt;&amp;)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5.4" calcext:value-type="float">
            <text:p>5,4</text:p>
          </table:table-cell>
          <table:table-cell office:value-type="float" office:value="0.14" calcext:value-type="float">
            <text:p>0,14</text:p>
          </table:table-cell>
          <table:table-cell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roperties::StationProperties(double, double, double, double)</text:p>
          </table:table-cell>
          <table:table-cell table:number-columns-repeated="32"/>
        </table:table-row>
        <table:table-row table:style-name="ro1">
          <table:table-cell office:value-type="float" office:value="2.02" calcext:value-type="float">
            <text:p>2,02</text:p>
          </table:table-cell>
          <table:table-cell office:value-type="float" office:value="5.52" calcext:value-type="float">
            <text:p>5,52</text:p>
          </table:table-cell>
          <table:table-cell office:value-type="float" office:value="0.12" calcext:value-type="float">
            <text:p>0,1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  <table:table-cell table:number-columns-repeated="32"/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5.59" calcext:value-type="float">
            <text:p>5,59</text:p>
          </table:table-cell>
          <table:table-cell office:value-type="float" office:value="0.07" calcext:value-type="float">
            <text:p>0,07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  <table:table-cell table:number-columns-repeated="32"/>
        </table:table-row>
        <table:table-row table:style-name="ro1">
          <table:table-cell office:value-type="float" office:value="1.01" calcext:value-type="float">
            <text:p>1,01</text:p>
          </table:table-cell>
          <table:table-cell office:value-type="float" office:value="5.65" calcext:value-type="float">
            <text:p>5,65</text:p>
          </table:table-cell>
          <table:table-cell office:value-type="float" office:value="0.06" calcext:value-type="float">
            <text:p>0,06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  <table:table-cell table:number-columns-repeated="32"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5.7" calcext:value-type="float">
            <text:p>5,7</text:p>
          </table:table-cell>
          <table:table-cell office:value-type="float" office:value="0.05" calcext:value-type="float">
            <text:p>0,05</text:p>
          </table:table-cell>
          <table:table-cell office:value-type="float" office:value="71060427" calcext:value-type="float">
            <text:p>710604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roperties::StationProperties()</text:p>
          </table:table-cell>
          <table:table-cell table:number-columns-repeated="32"/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5.74" calcext:value-type="float">
            <text:p>5,74</text:p>
          </table:table-cell>
          <table:table-cell office:value-type="float" office:value="0.05" calcext:value-type="float">
            <text:p>0,05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  <table:table-cell table:number-columns-repeated="32"/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5.77" calcext:value-type="float">
            <text:p>5,77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office:value-type="float" office:value="5.89" calcext:value-type="float">
            <text:p>5,89</text:p>
          </table:table-cell>
          <table:table-cell/>
          <table:table-cell office:value-type="string" calcext:value-type="string">
            <text:p>HillClimber&lt;HullModel&gt;::run(int)</text:p>
          </table:table-cell>
          <table:table-cell table:number-columns-repeated="3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.79" calcext:value-type="float">
            <text:p>5,79</text:p>
          </table:table-cell>
          <table:table-cell office:value-type="float" office:value="0.02" calcext:value-type="float">
            <text:p>0,02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  <table:table-cell table:number-columns-repeated="3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.81" calcext:value-type="float">
            <text:p>5,81</text:p>
          </table:table-cell>
          <table:table-cell office:value-type="float" office:value="0.02" calcext:value-type="float">
            <text:p>0,0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  <table:table-cell table:number-columns-repeated="32"/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5.83" calcext:value-type="float">
            <text:p>5,83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  <table:table-cell table:number-columns-repeated="3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5.85" calcext:value-type="float">
            <text:p>5,85</text:p>
          </table:table-cell>
          <table:table-cell office:value-type="float" office:value="0.02" calcext:value-type="float">
            <text:p>0,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6" calcext:value-type="float">
            <text:p>5,86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7" calcext:value-type="float">
            <text:p>5,87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8" calcext:value-type="float">
            <text:p>5,88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</text:p>
          </table:table-cell>
          <table:table-cell table:number-columns-repeated="30"/>
          <table:table-cell office:value-type="string" calcext:value-type="string">
            <text:p>std::bernoulli_distribution::param_type</text:p>
          </table:table-cell>
          <table:table-cell office:value-type="string" calcext:value-type="string">
            <text:p>const&amp;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89" calcext:value-type="float">
            <text:p>5,8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" calcext:value-type="float">
            <text:p>5,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1" calcext:value-type="float">
            <text:p>5,91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2" calcext:value-type="float">
            <text:p>5,92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  <table:table-cell table:number-columns-repeated="32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5.93" calcext:value-type="float">
            <text:p>5,9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OptimizableModel::OptimizableModel(std::pair&lt;int,</text:p>
          </table:table-cell>
          <table:table-cell office:value-type="string" calcext:value-type="string">
            <text:p>int&gt;*)</text:p>
          </table:table-cell>
          <table:table-cell table:number-columns-repeated="35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5.93" calcext:value-type="float">
            <text:p>5,93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5.94" calcext:value-type="float">
            <text:p>5,94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export_hull_coordinates(std::string) const</text:p>
          </table:table-cell>
          <table:table-cell table:number-columns-repeated="32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5.94" calcext:value-type="float">
            <text:p>5,94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_GLOBAL__sub_I_main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output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93" calcext:value-type="float">
            <text:p>5,93</text:p>
          </table:table-cell>
          <table:table-cell/>
          <table:table-cell office:value-type="string" calcext:value-type="string">
            <text:p>new_alg(int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Calculator&lt;int, HullParameters&lt;15&gt; &gt;::StationCalculator(HullParameters&lt;15&gt;&amp;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string" calcext:value-type="string">
            <text:p>HullModel::Hull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" calcext:value-type="float">
            <text:p>5,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  <table:table-cell table:number-columns-repeated="32"/>
        </table:table-row>
      </table:table>
      <table:table table:name="rad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1.15" calcext:value-type="float">
            <text:p>1,15</text:p>
          </table:table-cell>
          <table:table-cell table:style-name="ce1"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mpute_fitness()</text:p>
          </table:table-cell>
          <table:table-cell office:value-type="string" calcext:value-type="string">
            <text:p>HullModel::compute_fitness() const</text:p>
          </table:table-cell>
        </table:table-row>
        <table:table-row table:style-name="ro1">
          <table:table-cell table:style-name="ce2" office:value-type="float" office:value="18.4" calcext:value-type="float">
            <text:p>18,4</text:p>
          </table:table-cell>
          <table:table-cell office:value-type="float" office:value="2.07" calcext:value-type="float">
            <text:p>2,07</text:p>
          </table:table-cell>
          <table:table-cell office:value-type="float" office:value="0.92" calcext:value-type="float">
            <text:p>0,92</text:p>
          </table:table-cell>
          <table:table-cell table:style-name="ce2"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string" calcext:value-type="string">
            <text:p>calculate_station_properties</text:p>
          </table:table-cell>
          <table:table-cell office:value-type="string" calcext:value-type="string">
            <text:p>StationCalculator&lt;int, HullParameters&lt;15&gt; &gt;::calculate_station_properties(int, int, int, int) const</text:p>
          </table:table-cell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2.56" calcext:value-type="float">
            <text:p>2,56</text:p>
          </table:table-cell>
          <table:table-cell office:value-type="float" office:value="0.49" calcext:value-type="float">
            <text:p>0,49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std::uniform_int_distribution&lt;int&gt;::operator()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table:style-name="ce1" office:value-type="float" office:value="8.6" calcext:value-type="float">
            <text:p>8,6</text:p>
          </table:table-cell>
          <table:table-cell office:value-type="float" office:value="2.99" calcext:value-type="float">
            <text:p>2,99</text:p>
          </table:table-cell>
          <table:table-cell office:value-type="float" office:value="0.43" calcext:value-type="float">
            <text:p>0,43</text:p>
          </table:table-cell>
          <table:table-cell table:style-name="ce1"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edge_length</text:p>
          </table:table-cell>
          <table:table-cell office:value-type="string" calcext:value-type="string">
            <text:p>StationCalculator&lt;int, HullParameters&lt;15&gt; &gt;::edge_length(int, int, int, int) const</text:p>
          </table:table-cell>
        </table:table-row>
        <table:table-row table:style-name="ro1">
          <table:table-cell table:style-name="ce1" office:value-type="float" office:value="5.9" calcext:value-type="float">
            <text:p>5,9</text:p>
          </table:table-cell>
          <table:table-cell office:value-type="float" office:value="3.29" calcext:value-type="float">
            <text:p>3,29</text:p>
          </table:table-cell>
          <table:table-cell office:value-type="float" office:value="0.3" calcext:value-type="float">
            <text:p>0,3</text:p>
          </table:table-cell>
          <table:table-cell table:style-name="ce1"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calculate_station_properties</text:p>
          </table:table-cell>
          <table:table-cell office:value-type="string" calcext:value-type="string">
            <text:p>HullModel::calculate_station_properties(int) const</text:p>
          </table:table-cell>
        </table:table-row>
        <table:table-row table:style-name="ro1">
          <table:table-cell table:style-name="ce1" office:value-type="float" office:value="5.2" calcext:value-type="float">
            <text:p>5,2</text:p>
          </table:table-cell>
          <table:table-cell office:value-type="float" office:value="3.55" calcext:value-type="float">
            <text:p>3,55</text:p>
          </table:table-cell>
          <table:table-cell office:value-type="float" office:value="0.26" calcext:value-type="float">
            <text:p>0,26</text:p>
          </table:table-cell>
          <table:table-cell table:style-name="ce1" office:value-type="float" office:value="138523912" calcext:value-type="float">
            <text:p>1385239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sq_edge_length</text:p>
          </table:table-cell>
          <table:table-cell office:value-type="string" calcext:value-type="string">
            <text:p>StationCalculator&lt;int, HullParameters&lt;15&gt; &gt;::sq_edge_length(int, int, int, int) const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3.79" calcext:value-type="float">
            <text:p>3,79</text:p>
          </table:table-cell>
          <table:table-cell office:value-type="float" office:value="0.25" calcext:value-type="float">
            <text:p>0,25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table:style-name="ce1" office:value-type="float" office:value="3.2" calcext:value-type="float">
            <text:p>3,2</text:p>
          </table:table-cell>
          <table:table-cell office:value-type="float" office:value="3.95" calcext:value-type="float">
            <text:p>3,95</text:p>
          </table:table-cell>
          <table:table-cell office:value-type="float" office:value="0.16" calcext:value-type="float">
            <text:p>0,16</text:p>
          </table:table-cell>
          <table:table-cell table:style-name="ce1" office:value-type="float" office:value="69261956" calcext:value-type="float">
            <text:p>6926195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StationProperties::StationProperties</text:p>
          </table:table-cell>
          <table:table-cell office:value-type="string" calcext:value-type="string">
            <text:p>StationProperties::StationProperties(double, double, double, double)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4.08" calcext:value-type="float">
            <text:p>4,08</text:p>
          </table:table-cell>
          <table:table-cell office:value-type="float" office:value="0.13" calcext:value-type="float">
            <text:p>0,13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rsenne_twister_engine</text:p>
          </table:table-cell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8" calcext:value-type="float">
            <text:p>4,18</text:p>
          </table:table-cell>
          <table:table-cell office:value-type="float" office:value="0.1" calcext:value-type="float">
            <text:p>0,1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27" calcext:value-type="float">
            <text:p>4,27</text:p>
          </table:table-cell>
          <table:table-cell office:value-type="float" office:value="0.09" calcext:value-type="float">
            <text:p>0,09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4.36" calcext:value-type="float">
            <text:p>4,36</text:p>
          </table:table-cell>
          <table:table-cell office:value-type="float" office:value="0.09" calcext:value-type="float">
            <text:p>0,09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4.45" calcext:value-type="float">
            <text:p>4,45</text:p>
          </table:table-cell>
          <table:table-cell office:value-type="float" office:value="0.09" calcext:value-type="float">
            <text:p>0,09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4.52" calcext:value-type="float">
            <text:p>4,52</text:p>
          </table:table-cell>
          <table:table-cell office:value-type="float" office:value="0.07" calcext:value-type="float">
            <text:p>0,07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58" calcext:value-type="float">
            <text:p>4,58</text:p>
          </table:table-cell>
          <table:table-cell office:value-type="float" office:value="0.06" calcext:value-type="float">
            <text:p>0,06</text:p>
          </table:table-cell>
          <table:table-cell office:value-type="float" office:value="71060427" calcext:value-type="float">
            <text:p>710604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roperties::StationProperties()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64" calcext:value-type="float">
            <text:p>4,64</text:p>
          </table:table-cell>
          <table:table-cell office:value-type="float" office:value="0.06" calcext:value-type="float">
            <text:p>0,06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4.7" calcext:value-type="float">
            <text:p>4,7</text:p>
          </table:table-cell>
          <table:table-cell office:value-type="float" office:value="0.06" calcext:value-type="float">
            <text:p>0,06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5" calcext:value-type="float">
            <text:p>4,75</text:p>
          </table:table-cell>
          <table:table-cell office:value-type="float" office:value="0.05" calcext:value-type="float">
            <text:p>0,05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4.78" calcext:value-type="float">
            <text:p>4,78</text:p>
          </table:table-cell>
          <table:table-cell office:value-type="float" office:value="0.04" calcext:value-type="float">
            <text:p>0,04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4.81" calcext:value-type="float">
            <text:p>4,81</text:p>
          </table:table-cell>
          <table:table-cell office:value-type="float" office:value="0.03" calcext:value-type="float">
            <text:p>0,03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3" calcext:value-type="float">
            <text:p>4,83</text:p>
          </table:table-cell>
          <table:table-cell office:value-type="float" office:value="0.02" calcext:value-type="float">
            <text:p>0,02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5" calcext:value-type="float">
            <text:p>4,85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7" calcext:value-type="float">
            <text:p>4,87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89" calcext:value-type="float">
            <text:p>4,89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.91" calcext:value-type="float">
            <text:p>4,91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4.94" calcext:value-type="float">
            <text:p>4,94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.92" calcext:value-type="float">
            <text:p>4,92</text:p>
          </table:table-cell>
          <table:table-cell office:value-type="float" office:value="0.02" calcext:value-type="float">
            <text:p>0,02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3" calcext:value-type="float">
            <text:p>4,93</text:p>
          </table:table-cell>
          <table:table-cell office:value-type="float" office:value="0.01" calcext:value-type="float">
            <text:p>0,01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4" calcext:value-type="float">
            <text:p>4,94</text:p>
          </table:table-cell>
          <table:table-cell office:value-type="float" office:value="0.01" calcext:value-type="float">
            <text:p>0,0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5" calcext:value-type="float">
            <text:p>4,95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6" calcext:value-type="float">
            <text:p>4,96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7" calcext:value-type="float">
            <text:p>4,97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4.98" calcext:value-type="float">
            <text:p>4,98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GreedyOptimizer&lt;OptimizableHull&gt;::do_step()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9" calcext:value-type="float">
            <text:p>4,9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4.99" calcext:value-type="float">
            <text:p>4,99</text:p>
          </table:table-cell>
          <table:table-cell office:value-type="float" office:value="0.01" calcext:value-type="float">
            <text:p>0,01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d::vector&lt;Station,</text:p>
          </table:table-cell>
          <table:table-cell office:value-type="string" calcext:value-type="string">
            <text:p>std::allocator&lt;Station&gt;</text:p>
          </table:table-cell>
          <table:table-cell office:value-type="string" calcext:value-type="string">
            <text:p>&gt;::max_size()</text:p>
          </table:table-cell>
          <table:table-cell/>
          <table:table-cell office:value-type="string" calcext:value-type="string">
            <text:p>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99" calcext:value-type="float">
            <text:p>4,99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Calculator&lt;int, HullParameters&lt;15&gt; &gt;::StationCalculator(HullParameters&lt;15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table table:name="shared_ptr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umulative</text:p>
          </table:table-cell>
          <table:table-cell table:number-columns-repeated="2" office:value-type="string" calcext:value-type="string">
            <text:p>self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seconds</text:p>
          </table:table-cell>
          <table:table-cell office:value-type="string" calcext:value-type="string">
            <text:p>calls</text:p>
          </table:table-cell>
          <table:table-cell table:number-columns-repeated="2" office:value-type="string" calcext:value-type="string">
            <text:p>s/call</text:p>
          </table:table-cell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5.31" calcext:value-type="float">
            <text:p>25,31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14212085" calcext:value-type="float">
            <text:p>14212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pute_fitness()</text:p>
          </table:table-cell>
          <table:table-cell office:value-type="string" calcext:value-type="string">
            <text:p>HullModel::compute_fitness() const</text:p>
          </table:table-cell>
        </table:table-row>
        <table:table-row table:style-name="ro1">
          <table:table-cell office:value-type="float" office:value="7.61" calcext:value-type="float">
            <text:p>7,61</text:p>
          </table:table-cell>
          <table:table-cell office:value-type="float" office:value="2.99" calcext:value-type="float">
            <text:p>2,99</text:p>
          </table:table-cell>
          <table:table-cell office:value-type="float" office:value="0.69" calcext:value-type="float">
            <text:p>0,69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uniform_int_distribution</text:p>
          </table:table-cell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uniform_int_distribution&lt;int&gt;::param_type const&amp;)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3.38" calcext:value-type="float">
            <text:p>3,38</text:p>
          </table:table-cell>
          <table:table-cell office:value-type="float" office:value="0.39" calcext:value-type="float">
            <text:p>0,39</text:p>
          </table:table-cell>
          <table:table-cell office:value-type="float" office:value="682180272" calcext:value-type="float">
            <text:p>682180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d::forward</text:p>
          </table:table-cell>
          <table:table-cell office:value-type="string" calcext:value-type="string">
            <text:p>int const&amp; std::forward&lt;int const&amp;&gt;(std::remove_reference&lt;int const&amp;&gt;::type&amp;)</text:p>
          </table:table-cell>
        </table:table-row>
        <table:table-row table:style-name="ro1">
          <table:table-cell office:value-type="float" office:value="3.97" calcext:value-type="float">
            <text:p>3,97</text:p>
          </table:table-cell>
          <table:table-cell office:value-type="float" office:value="3.74" calcext:value-type="float">
            <text:p>3,74</text:p>
          </table:table-cell>
          <table:table-cell office:value-type="float" office:value="0.36" calcext:value-type="float">
            <text:p>0,36</text:p>
          </table:table-cell>
          <table:table-cell office:value-type="float" office:value="463071572" calcext:value-type="float">
            <text:p>463071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_ptr::operator-&gt;()</text:p>
          </table:table-cell>
          <table:table-cell office:value-type="string" calcext:value-type="string">
            <text:p>std::__shared_ptr&lt;SharedStationProperties&lt;int&gt;, (__gnu_cxx::_Lock_policy)2&gt;::operator-&gt;() const</text:p>
          </table:table-cell>
        </table:table-row>
        <table:table-row table:style-name="ro1">
          <table:table-cell office:value-type="float" office:value="3.53" calcext:value-type="float">
            <text:p>3,53</text:p>
          </table:table-cell>
          <table:table-cell office:value-type="float" office:value="4.06" calcext:value-type="float">
            <text:p>4,06</text:p>
          </table:table-cell>
          <table:table-cell office:value-type="float" office:value="0.32" calcext:value-type="float">
            <text:p>0,32</text:p>
          </table:table-cell>
          <table:table-cell office:value-type="float" office:value="43954" calcext:value-type="float">
            <text:p>43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_M_gen_rand()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  <table:table-cell office:value-type="float" office:value="4.31" calcext:value-type="float">
            <text:p>4,31</text:p>
          </table:table-cell>
          <table:table-cell office:value-type="float" office:value="0.25" calcext:value-type="float">
            <text:p>0,25</text:p>
          </table:table-cell>
          <table:table-cell office:value-type="float" office:value="27426922" calcext:value-type="float">
            <text:p>2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operator()()</text:p>
          </table:table-cell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4.51" calcext:value-type="float">
            <text:p>4,51</text:p>
          </table:table-cell>
          <table:table-cell office:value-type="float" office:value="0.21" calcext:value-type="float">
            <text:p>0,2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haredStationProperties(int, int, int, int)</text:p>
          </table:table-cell>
          <table:table-cell office:value-type="string" calcext:value-type="string">
            <text:p>SharedStationProperties&lt;int&gt;::SharedStationProperties(int, int, int, int)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4.7" calcext:value-type="float">
            <text:p>4,7</text:p>
          </table:table-cell>
          <table:table-cell office:value-type="float" office:value="0.19" calcext:value-type="float">
            <text:p>0,1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do_step()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4.87" calcext:value-type="float">
            <text:p>4,87</text:p>
          </table:table-cell>
          <table:table-cell office:value-type="float" office:value="0.17" calcext:value-type="float">
            <text:p>0,1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__shared_ptr&lt;std::allocator&lt;SharedStationProperties&lt;int&gt; &gt;, int const&amp;, int const&amp;, int const&amp;, int const&amp;&gt;(std::_Sp_make_shared_tag, 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5.02" calcext:value-type="float">
            <text:p>5,02</text:p>
          </table:table-cell>
          <table:table-cell office:value-type="float" office:value="0.15" calcext:value-type="float">
            <text:p>0,1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base&lt;(__gnu_cxx::_Lock_policy)2&gt;::_M_release()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5.17" calcext:value-type="float">
            <text:p>5,17</text:p>
          </table:table-cell>
          <table:table-cell office:value-type="float" office:value="0.15" calcext:value-type="float">
            <text:p>0,1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_shared_count&lt;SharedStationProperties&lt;int&gt;, std::allocator&lt;SharedStationProperties&lt;int&gt; &gt;, int const&amp;, int const&amp;, int const&amp;, int const&amp;&gt;(std::_Sp_make_shared_tag, SharedStationProperties&lt;int&gt;*, 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5.31" calcext:value-type="float">
            <text:p>5,31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std::shared_ptr&lt;SharedStationProperties&lt;int&gt;</text:p>
          </table:table-cell>
          <table:table-cell office:value-type="string" calcext:value-type="string">
            <text:p>&gt;::operator=(std::shared_ptr&lt;SharedStationProperties&lt;int&gt;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const&amp;)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5.45" calcext:value-type="float">
            <text:p>5,45</text:p>
          </table:table-cell>
          <table:table-cell office:value-type="float" office:value="0.14" calcext:value-type="float">
            <text:p>0,14</text:p>
          </table:table-cell>
          <table:table-cell office:value-type="float" office:value="27643814" calcext:value-type="float">
            <text:p>276438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fitness()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5.57" calcext:value-type="float">
            <text:p>5,57</text:p>
          </table:table-cell>
          <table:table-cell office:value-type="float" office:value="0.13" calcext:value-type="float">
            <text:p>0,13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edge_length(int, int, int, int) const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5.7" calcext:value-type="float">
            <text:p>5,7</text:p>
          </table:table-cell>
          <table:table-cell office:value-type="float" office:value="0.13" calcext:value-type="float">
            <text:p>0,1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construct_station(int) const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5.82" calcext:value-type="float">
            <text:p>5,82</text:p>
          </table:table-cell>
          <table:table-cell office:value-type="float" office:value="0.12" calcext:value-type="float">
            <text:p>0,1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ouble std::generate_canonical&lt;double, 53ul, 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5.92" calcext:value-type="float">
            <text:p>5,92</text:p>
          </table:table-cell>
          <table:table-cell office:value-type="float" office:value="0.11" calcext:value-type="float">
            <text:p>0,1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M_get_deleter(std::type_info const&amp;) const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6.03" calcext:value-type="float">
            <text:p>6,03</text:p>
          </table:table-cell>
          <table:table-cell office:value-type="float" office:value="0.11" calcext:value-type="float">
            <text:p>0,1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 std::make_shared&lt;SharedStationProperties&lt;int&gt;, int const&amp;, int const&amp;, int const&amp;, int const&amp;&gt;(int const&amp;, int const&amp;, int const&amp;, int const&amp;)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6.13" calcext:value-type="float">
            <text:p>6,13</text:p>
          </table:table-cell>
          <table:table-cell office:value-type="float" office:value="0.11" calcext:value-type="float">
            <text:p>0,1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Sp_counted_ptr_inplace&lt;int const&amp;, int const&amp;, int const&amp;, int const&amp;&gt;(std::allocator&lt;SharedStationProperties&lt;int&gt; &gt;, int const&amp;, int const&amp;, int const&amp;, int const&amp;)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6.22" calcext:value-type="float">
            <text:p>6,22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__shared_ptr&lt;SharedStationProperties&lt;int&gt;, (__gnu_cxx::_Lock_policy)2&gt;::operator*() const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6.31" calcext:value-type="float">
            <text:p>6,31</text:p>
          </table:table-cell>
          <table:table-cell office:value-type="float" office:value="0.09" calcext:value-type="float">
            <text:p>0,09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 std::allocate_shared&lt;SharedStationProperties&lt;int&gt;, std::allocator&lt;SharedStationProperties&lt;int&gt; &gt;, int const&amp;, int const&amp;, int const&amp;, int const&amp;&gt;(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39" calcext:value-type="float">
            <text:p>6,39</text:p>
          </table:table-cell>
          <table:table-cell office:value-type="float" office:value="0.08" calcext:value-type="float">
            <text:p>0,08</text:p>
          </table:table-cell>
          <table:table-cell office:value-type="float" office:value="40000000" calcext:value-type="float">
            <text:p>4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a() const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47" calcext:value-type="float">
            <text:p>6,47</text:p>
          </table:table-cell>
          <table:table-cell office:value-type="float" office:value="0.08" calcext:value-type="float">
            <text:p>0,08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set_parameter(int, int)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55" calcext:value-type="float">
            <text:p>6,55</text:p>
          </table:table-cell>
          <table:table-cell office:value-type="float" office:value="0.08" calcext:value-type="float">
            <text:p>0,08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_traits&lt;std::allocator&lt;std::_Sp_counted_ptr_inplace&lt;SharedStationProperties&lt;int&gt;, std::allocator&lt;SharedStationProperties&lt;int&gt; &gt;, (__gnu_cxx::_Lock_policy)2&gt; &gt; &gt;::deallocate(std::allocator&lt;std::_Sp_counted_ptr_inplace&lt;SharedStationProperties&lt;int&gt;, std::allocator&lt;SharedStationProperties&lt;int&gt; &gt;, (__gnu_cxx::_Lock_policy)2&gt; &gt;&amp;, std::_Sp_counted_ptr_inplace&lt;SharedStationProperties&lt;int&gt;, std::allocator&lt;SharedStationProperties&lt;int&gt; &gt;, (__gnu_cxx::_Lock_policy)2&gt;*, unsigned long)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6.63" calcext:value-type="float">
            <text:p>6,63</text:p>
          </table:table-cell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8.75" calcext:value-type="float">
            <text:p>8,75</text:p>
          </table:table-cell>
          <table:table-cell/>
          <table:table-cell office:value-type="string" calcext:value-type="string">
            <text:p>HillClimber&lt;HullModel&gt;::run(int)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6.71" calcext:value-type="float">
            <text:p>6,71</text:p>
          </table:table-cell>
          <table:table-cell office:value-type="float" office:value="0.08" calcext:value-type="float">
            <text:p>0,08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erator new(unsigned long, void*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78" calcext:value-type="float">
            <text:p>6,78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operator=(std::shared_ptr&lt;SharedStationProperties&lt;int&gt; &gt;&amp;&amp;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85" calcext:value-type="float">
            <text:p>6,85</text:p>
          </table:table-cell>
          <table:table-cell office:value-type="float" office:value="0.07" calcext:value-type="float">
            <text:p>0,07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exchange_and_add_dispatch(int*, int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92" calcext:value-type="float">
            <text:p>6,92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ZN9__gnu_cxx13new_allocatorI23SharedStationPropertiesIiEE9constructIS2_IRKiS6_S6_S6_EEEvPT_DpOT0_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6.99" calcext:value-type="float">
            <text:p>6,99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decltype (_S_construct({parm#1}, {parm#2}, (forward&lt;int const&amp;&gt;)({parm#3}), (forward&lt;int const&amp;&gt;)({parm#3}), (forward&lt;int const&amp;&gt;)({parm#3}), (forward&lt;int const&amp;&gt;)({parm#3}))) std::allocator_traits&lt;std::allocator&lt;SharedStationProperties&lt;int&gt; &gt; &gt;::construct&lt;SharedStationProperties&lt;int&gt;, int const&amp;, int const&amp;, int const&amp;, int const&amp;&gt;(std::allocator&lt;SharedStationProperties&lt;int&gt; &gt;&amp;, SharedStationProperties&lt;int&gt;*, int const&amp;, int const&amp;, int const&amp;, int const&amp;)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7.06" calcext:value-type="float">
            <text:p>7,06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ZNSt16allocator_traitsISaISt23_Sp_counted_ptr_inplaceI23SharedStationPropertiesIiESaIS2_ELN9__gnu_cxx12_Lock_policyE2EEEE12_S_constructIS6_IKS3_RKiSC_SC_SC_EEENSt9enable_ifIXsrSt6__and_IINS8_18__construct_helperIT_IDpT0_EE4typeEEE5valueEvE4typeERS7_PSG_DpOSH_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7.12" calcext:value-type="float">
            <text:p>7,12</text:p>
          </table:table-cell>
          <table:table-cell office:value-type="float" office:value="0.07" calcext:value-type="float">
            <text:p>0,07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swap(std::__shared_ptr&lt;SharedStationProperties&lt;int&gt;, (__gnu_cxx::_Lock_policy)2&gt;&amp;)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7.18" calcext:value-type="float">
            <text:p>7,18</text:p>
          </table:table-cell>
          <table:table-cell office:value-type="float" office:value="0.06" calcext:value-type="float">
            <text:p>0,06</text:p>
          </table:table-cell>
          <table:table-cell office:value-type="float" office:value="28424183" calcext:value-type="float">
            <text:p>28424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~__shared_ptr()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7.24" calcext:value-type="float">
            <text:p>7,24</text:p>
          </table:table-cell>
          <table:table-cell office:value-type="float" office:value="0.06" calcext:value-type="float">
            <text:p>0,06</text:p>
          </table:table-cell>
          <table:table-cell office:value-type="float" office:value="56848356" calcext:value-type="float">
            <text:p>56848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::~allocator()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7.29" calcext:value-type="float">
            <text:p>7,29</text:p>
          </table:table-cell>
          <table:table-cell office:value-type="float" office:value="0.06" calcext:value-type="float">
            <text:p>0,06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M_swap(std::__shared_count&lt;(__gnu_cxx::_Lock_policy)2&gt;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34" calcext:value-type="float">
            <text:p>7,34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__gnu_cxx::new_allocator&lt;std::_Sp_counted_ptr_inplace&lt;SharedStationProperties&lt;int&gt;, std::allocator&lt;SharedStationProperties&lt;int&gt; &gt;, (__gnu_cxx::_Lock_policy)2&gt; &gt;::construct&lt;std::_Sp_counted_ptr_inplace&lt;SharedStationProperties&lt;int&gt;, std::allocator&lt;SharedStationProperties&lt;int&gt; &gt;, (__gnu_cxx::_Lock_policy)2&gt;, std::allocator&lt;SharedStationProperties&lt;int&gt; &gt; const, int const&amp;, int const&amp;, int const&amp;, int const&amp;&gt;(std::_Sp_counted_ptr_inplace&lt;SharedStationProperties&lt;int&gt;, std::allocator&lt;SharedStationProperties&lt;int&gt; &gt;, (__gnu_cxx::_Lock_policy)2&gt;*, std::allocator&lt;SharedStationProperties&lt;int&gt; &gt; const&amp;&amp;, int const&amp;, int const&amp;, int const&amp;, int const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39" calcext:value-type="float">
            <text:p>7,39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__shared_ptr(std::__shared_ptr&lt;SharedStationProperties&lt;int&gt;, (__gnu_cxx::_Lock_policy)2&gt;&amp;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44" calcext:value-type="float">
            <text:p>7,44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enable_if&lt;std::__and_&lt;std::allocator_traits&lt;std::allocator&lt;SharedStationProperties&lt;int&gt; &gt; &gt;::__construct_helper&lt;SharedStationProperties&lt;int&gt;, int const&amp;, int const&amp;, int const&amp;, int const&amp;&gt;::type&gt;::value, void&gt;::type std::allocator_traits&lt;std::allocator&lt;SharedStationProperties&lt;int&gt; &gt; &gt;::_S_construct&lt;SharedStationProperties&lt;int&gt;, int const&amp;, int const&amp;, int const&amp;, int const&amp;&gt;(std::allocator&lt;SharedStationProperties&lt;int&gt; &gt;&amp;, SharedStationProperties&lt;int&gt;*, int const&amp;, int const&amp;, int const&amp;, int const&amp;)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7.49" calcext:value-type="float">
            <text:p>7,49</text:p>
          </table:table-cell>
          <table:table-cell office:value-type="float" office:value="0.05" calcext:value-type="float">
            <text:p>0,05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log(long double)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54" calcext:value-type="float">
            <text:p>7,54</text:p>
          </table:table-cell>
          <table:table-cell office:value-type="float" office:value="0.05" calcext:value-type="float">
            <text:p>0,05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haredStationProperties&lt;int&gt;*&amp;&gt;::type&amp;&amp; std::move&lt;SharedStationProperties&lt;int&gt;*&amp;&gt;(SharedStationProperties&lt;int&gt;*&amp;)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58" calcext:value-type="float">
            <text:p>7,58</text:p>
          </table:table-cell>
          <table:table-cell office:value-type="float" office:value="0.05" calcext:value-type="float">
            <text:p>0,05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Impl::_M_alloc()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7.63" calcext:value-type="float">
            <text:p>7,63</text:p>
          </table:table-cell>
          <table:table-cell office:value-type="float" office:value="0.05" calcext:value-type="float">
            <text:p>0,05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Impl::~_Impl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67" calcext:value-type="float">
            <text:p>7,67</text:p>
          </table:table-cell>
          <table:table-cell office:value-type="float" office:value="0.04" calcext:value-type="float">
            <text:p>0,04</text:p>
          </table:table-cell>
          <table:table-cell office:value-type="float" office:value="56848356" calcext:value-type="float">
            <text:p>56848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haredStationProperties&lt;int&gt; &gt;::~new_allocator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71" calcext:value-type="float">
            <text:p>7,71</text:p>
          </table:table-cell>
          <table:table-cell office:value-type="float" office:value="0.04" calcext:value-type="float">
            <text:p>0,04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ptr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new_allocator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79" calcext:value-type="float">
            <text:p>7,79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exchange_and_add_single(int*, int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83" calcext:value-type="float">
            <text:p>7,83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sq_edge_length(int, int, int, int) const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87" calcext:value-type="float">
            <text:p>7,87</text:p>
          </table:table-cell>
          <table:table-cell office:value-type="float" office:value="0.04" calcext:value-type="float">
            <text:p>0,04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ebo_helper&lt;0, std::allocator&lt;SharedStationProperties&lt;int&gt; &gt;, true&gt;::_S_get(std::_Sp_ebo_helper&lt;0, std::allocator&lt;SharedStationProperties&lt;int&gt; &gt;, true&gt;&amp;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91" calcext:value-type="float">
            <text:p>7,91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deallocate(std::_Sp_counted_ptr_inplace&lt;SharedStationProperties&lt;int&gt;, std::allocator&lt;SharedStationProperties&lt;int&gt; &gt;, (__gnu_cxx::_Lock_policy)2&gt;*, unsigned long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95" calcext:value-type="float">
            <text:p>7,95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enable_if&lt;std::__and_&lt;std::allocator_traits&lt;std::allocator&lt;std::_Sp_counted_ptr_inplace&lt;SharedStationProperties&lt;int&gt;, std::allocator&lt;SharedStationProperties&lt;int&gt; &gt;, (__gnu_cxx::_Lock_policy)2&gt; &gt; &gt;::__destroy_helper&lt;std::_Sp_counted_ptr_inplace&lt;SharedStationProperties&lt;int&gt;, std::allocator&lt;SharedStationProperties&lt;int&gt; &gt;, (__gnu_cxx::_Lock_policy)2&gt; &gt;::type&gt;::value, void&gt;::type std::allocator_traits&lt;std::allocator&lt;std::_Sp_counted_ptr_inplace&lt;SharedStationProperties&lt;int&gt;, std::allocator&lt;SharedStationProperties&lt;int&gt; &gt;, (__gnu_cxx::_Lock_policy)2&gt; &gt; &gt;::_S_destroy&lt;std::_Sp_counted_ptr_inplace&lt;SharedStationProperties&lt;int&gt;, std::allocator&lt;SharedStationProperties&lt;int&gt; &gt;, (__gnu_cxx::_Lock_policy)2&gt; &gt;(std::allocator&lt;std::_Sp_counted_ptr_inplace&lt;SharedStationProperties&lt;int&gt;, std::allocator&lt;SharedStationProperties&lt;int&gt; &gt;, (__gnu_cxx::_Lock_policy)2&gt; &gt;&amp;, std::_Sp_counted_ptr_inplace&lt;SharedStationProperties&lt;int&gt;, std::allocator&lt;SharedStationProperties&lt;int&gt; &gt;, (__gnu_cxx::_Lock_policy)2&gt;*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7.99" calcext:value-type="float">
            <text:p>7,99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allocator_traits&lt;std::allocator&lt;std::_Sp_counted_ptr_inplace&lt;SharedStationProperties&lt;int&gt;, std::allocator&lt;SharedStationProperties&lt;int&gt; &gt;, (__gnu_cxx::_Lock_policy)2&gt; &gt; &gt;::destroy&lt;std::_Sp_counted_ptr_inplace&lt;SharedStationProperties&lt;int&gt;, std::allocator&lt;SharedStationProperties&lt;int&gt; &gt;, (__gnu_cxx::_Lock_policy)2&gt; &gt;(std::allocator&lt;std::_Sp_counted_ptr_inplace&lt;SharedStationProperties&lt;int&gt;, std::allocator&lt;SharedStationProperties&lt;int&gt; &gt;, (__gnu_cxx::_Lock_policy)2&gt; &gt;&amp;, std::_Sp_counted_ptr_inplace&lt;SharedStationProperties&lt;int&gt;, std::allocator&lt;SharedStationProperties&lt;int&gt; &gt;, (__gnu_cxx::_Lock_policy)2&gt;*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03" calcext:value-type="float">
            <text:p>8,03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get_deleter(std::type_info const&amp;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07" calcext:value-type="float">
            <text:p>8,07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~_Sp_counted_ptr_inplace(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11" calcext:value-type="float">
            <text:p>8,11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swap&lt;SharedStationProperties&lt;int&gt;*&gt;(SharedStationProperties&lt;int&gt;*&amp;, SharedStationProperties&lt;int&gt;*&amp;)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8.15" calcext:value-type="float">
            <text:p>8,15</text:p>
          </table:table-cell>
          <table:table-cell office:value-type="float" office:value="0.04" calcext:value-type="float">
            <text:p>0,04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, std::bernoulli_distribution::param_type const&amp;)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8.18" calcext:value-type="float">
            <text:p>8,18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_traits&lt;std::allocator&lt;std::_Sp_counted_ptr_inplace&lt;SharedStationProperties&lt;int&gt;, std::allocator&lt;SharedStationProperties&lt;int&gt; &gt;, (__gnu_cxx::_Lock_policy)2&gt; &gt; &gt;::allocate(std::allocator&lt;std::_Sp_counted_ptr_inplace&lt;SharedStationProperties&lt;int&gt;, std::allocator&lt;SharedStationProperties&lt;int&gt; &gt;, (__gnu_cxx::_Lock_policy)2&gt; &gt;&amp;, unsigned long)</text:p>
          </table:table-cell>
        </table:table-row>
        <table:table-row table:style-name="ro1">
          <table:table-cell office:value-type="float" office:value="0.39" calcext:value-type="float">
            <text:p>0,39</text:p>
          </table:table-cell>
          <table:table-cell office:value-type="float" office:value="8.22" calcext:value-type="float">
            <text:p>8,22</text:p>
          </table:table-cell>
          <table:table-cell office:value-type="float" office:value="0.04" calcext:value-type="float">
            <text:p>0,04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ZNSt16allocator_traitsISaISt23_Sp_counted_ptr_inplaceI23SharedStationPropertiesIiESaIS2_ELN9__gnu_cxx12_Lock_policyE2EEEE9constructIS6_IKS3_RKiSC_SC_SC_EEEDTcl12_S_constructfp_fp0_spcl7forwardIT0_Efp1_EEERS7_PT_DpOSD_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25" calcext:value-type="float">
            <text:p>8,25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Impl::_Impl(std::allocator&lt;SharedStationProperties&lt;int&gt; &gt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28" calcext:value-type="float">
            <text:p>8,28</text:p>
          </table:table-cell>
          <table:table-cell office:value-type="float" office:value="0.03" calcext:value-type="float">
            <text:p>0,03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() const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31" calcext:value-type="float">
            <text:p>8,31</text:p>
          </table:table-cell>
          <table:table-cell office:value-type="float" office:value="0.03" calcext:value-type="float">
            <text:p>0,03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td::_Sp_counted_ptr_inplace&lt;SharedStationProperties&lt;int&gt;, std::allocator&lt;SharedStationProperties&lt;int&gt; &gt;, (__gnu_cxx::_Lock_policy)2&gt; &gt;::allocator&lt;SharedStationProperties&lt;int&gt; &gt;(std::allocator&lt;SharedStationProperties&lt;int&gt; &gt; const&amp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34" calcext:value-type="float">
            <text:p>8,34</text:p>
          </table:table-cell>
          <table:table-cell office:value-type="float" office:value="0.03" calcext:value-type="float">
            <text:p>0,03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td::_Sp_counted_ptr_inplace&lt;SharedStationProperties&lt;int&gt;, std::allocator&lt;SharedStationProperties&lt;int&gt; &gt;, (__gnu_cxx::_Lock_policy)2&gt; &gt;::~allocator(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37" calcext:value-type="float">
            <text:p>8,37</text:p>
          </table:table-cell>
          <table:table-cell office:value-type="float" office:value="0.03" calcext:value-type="float">
            <text:p>0,03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 std::uniform_int_distribution&lt;int&gt;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" calcext:value-type="float">
            <text:p>8,4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haredStationProperties&lt;int&gt; &gt;::new_allocator(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3" calcext:value-type="float">
            <text:p>8,43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ype_info::operator==(std::type_info const&amp;) const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6" calcext:value-type="float">
            <text:p>8,46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shared_ptr&lt;std::allocator&lt;SharedStationProperties&lt;int&gt; &gt;, int const&amp;, int const&amp;, int const&amp;, int const&amp;&gt;(std::_Sp_make_shared_tag, std::allocator&lt;SharedStationProperties&lt;int&gt; &gt; const&amp;, int const&amp;, int const&amp;, int const&amp;, int const&amp;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49" calcext:value-type="float">
            <text:p>8,49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ebo_helper&lt;0, std::allocator&lt;SharedStationProperties&lt;int&gt; &gt;, true&gt;::~_Sp_ebo_helper()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8.52" calcext:value-type="float">
            <text:p>8,52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base&lt;(__gnu_cxx::_Lock_policy)2&gt;::~_Sp_counted_base(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54" calcext:value-type="float">
            <text:p>8,54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::allocator(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57" calcext:value-type="float">
            <text:p>8,57</text:p>
          </table:table-cell>
          <table:table-cell office:value-type="float" office:value="0.03" calcext:value-type="float">
            <text:p>0,03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 const&amp;&amp; std::forward&lt;std::allocator&lt;SharedStationProperties&lt;int&gt; &gt; const&gt;(std::remove_reference&lt;std::allocator&lt;SharedStationProperties&lt;int&gt; &gt; const&gt;::type&amp;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59" calcext:value-type="float">
            <text:p>8,59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94" calcext:value-type="float">
            <text:p>14212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__shared_count()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8.62" calcext:value-type="float">
            <text:p>8,62</text:p>
          </table:table-cell>
          <table:table-cell office:value-type="float" office:value="0.03" calcext:value-type="float">
            <text:p>0,03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__gnu_cxx::new_allocator&lt;SharedStationProperties&lt;int&gt; &gt;::destroy&lt;SharedStationProperties&lt;int&gt; &gt;(SharedStationProperties&lt;int&gt;*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64" calcext:value-type="float">
            <text:p>8,64</text:p>
          </table:table-cell>
          <table:table-cell office:value-type="float" office:value="0.02" calcext:value-type="float">
            <text:p>0,02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allocator&lt;SharedStationProperties&lt;int&gt; &gt;::allocator(std::allocator&lt;SharedStationProperties&lt;int&gt; &gt; const&amp;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66" calcext:value-type="float">
            <text:p>8,66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99" calcext:value-type="float">
            <text:p>142120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ax(int) const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68" calcext:value-type="float">
            <text:p>8,68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allocate(unsigned long, void const*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" calcext:value-type="float">
            <text:p>8,7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operator=(std::__shared_ptr&lt;SharedStationProperties&lt;int&gt;, (__gnu_cxx::_Lock_policy)2&gt;&amp;&amp;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2" calcext:value-type="float">
            <text:p>8,72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base&lt;(__gnu_cxx::_Lock_policy)2&gt;::_Sp_counted_base(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4" calcext:value-type="float">
            <text:p>8,74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destroy(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6" calcext:value-type="float">
            <text:p>8,76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td::__shared_ptr&lt;SharedStationProperties&lt;int&gt;, (__gnu_cxx::_Lock_policy)2&gt;&amp;&gt;::type&amp;&amp; std::move&lt;std::__shared_ptr&lt;SharedStationProperties&lt;int&gt;, (__gnu_cxx::_Lock_policy)2&gt;&amp;&gt;(std::__shared_ptr&lt;SharedStationProperties&lt;int&gt;, (__gnu_cxx::_Lock_policy)2&gt;&amp;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78" calcext:value-type="float">
            <text:p>8,78</text:p>
          </table:table-cell>
          <table:table-cell office:value-type="float" office:value="0.02" calcext:value-type="float">
            <text:p>0,02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ax()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8.8" calcext:value-type="float">
            <text:p>8,8</text:p>
          </table:table-cell>
          <table:table-cell office:value-type="float" office:value="0.02" calcext:value-type="float">
            <text:p>0,0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deg(double) const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1" calcext:value-type="float">
            <text:p>8,81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std::_Sp_counted_base&lt;(__gnu_cxx::_Lock_policy)2&gt;::~_Sp_counted_base()</text:p>
          </table:table-cell>
          <table:table-cell table:number-columns-repeated="4"/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3" calcext:value-type="float">
            <text:p>8,83</text:p>
          </table:table-cell>
          <table:table-cell office:value-type="float" office:value="0.02" calcext:value-type="float">
            <text:p>0,02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thread_active_p(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4" calcext:value-type="float">
            <text:p>8,84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__gnu_cxx::new_allocator&lt;std::_Sp_counted_ptr_inplace&lt;SharedStationProperties&lt;int&gt;, std::allocator&lt;SharedStationProperties&lt;int&gt; &gt;, (__gnu_cxx::_Lock_policy)2&gt; &gt;::destroy&lt;std::_Sp_counted_ptr_inplace&lt;SharedStationProperties&lt;int&gt;, std::allocator&lt;SharedStationProperties&lt;int&gt; &gt;, (__gnu_cxx::_Lock_policy)2&gt; &gt;(std::_Sp_counted_ptr_inplace&lt;SharedStationProperties&lt;int&gt;, std::allocator&lt;SharedStationProperties&lt;int&gt; &gt;, (__gnu_cxx::_Lock_policy)2&gt;*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6" calcext:value-type="float">
            <text:p>8,86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allocator_traits&lt;std::allocator&lt;SharedStationProperties&lt;int&gt; &gt; &gt;::destroy&lt;SharedStationProperties&lt;int&gt; &gt;(std::allocator&lt;SharedStationProperties&lt;int&gt; &gt;&amp;, SharedStationProperties&lt;int&gt;*)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8.87" calcext:value-type="float">
            <text:p>8,87</text:p>
          </table:table-cell>
          <table:table-cell office:value-type="float" office:value="0.02" calcext:value-type="float">
            <text:p>0,02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td::allocator&lt;SharedStationProperties&lt;int&gt; &gt; const&amp;&gt;::type&amp;&amp; std::move&lt;std::allocator&lt;SharedStationProperties&lt;int&gt; &gt; const&amp;&gt;(std::allocator&lt;SharedStationProperties&lt;int&gt; &gt;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88" calcext:value-type="float">
            <text:p>8,88</text:p>
          </table:table-cell>
          <table:table-cell office:value-type="float" office:value="0.01" calcext:value-type="float">
            <text:p>0,01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haredStationProperties&lt;int&gt; &gt;::new_allocator(__gnu_cxx::new_allocator&lt;SharedStationProperties&lt;int&gt; &gt;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89" calcext:value-type="float">
            <text:p>8,89</text:p>
          </table:table-cell>
          <table:table-cell office:value-type="float" office:value="0.01" calcext:value-type="float">
            <text:p>0,01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aligned_buffer&lt;SharedStationProperties&lt;int&gt; &gt;::_M_ptr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" calcext:value-type="float">
            <text:p>8,9</text:p>
          </table:table-cell>
          <table:table-cell office:value-type="float" office:value="0.01" calcext:value-type="float">
            <text:p>0,01</text:p>
          </table:table-cell>
          <table:table-cell office:value-type="float" office:value="42636267" calcext:value-type="float">
            <text:p>426362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__aligned_buffer&lt;SharedStationProperties&lt;int&gt; &gt;::_M_addr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1" calcext:value-type="float">
            <text:p>8,91</text:p>
          </table:table-cell>
          <table:table-cell office:value-type="float" office:value="0.01" calcext:value-type="float">
            <text:p>0,01</text:p>
          </table:table-cell>
          <table:table-cell office:value-type="float" office:value="28424198" calcext:value-type="float">
            <text:p>284241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get_range_min(int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2" calcext:value-type="float">
            <text:p>8,92</text:p>
          </table:table-cell>
          <table:table-cell office:value-type="float" office:value="0.01" calcext:value-type="float">
            <text:p>0,01</text:p>
          </table:table-cell>
          <table:table-cell office:value-type="float" office:value="28424183" calcext:value-type="float">
            <text:p>284241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count&lt;(__gnu_cxx::_Lock_policy)2&gt;::~__shared_count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3" calcext:value-type="float">
            <text:p>8,93</text:p>
          </table:table-cell>
          <table:table-cell office:value-type="float" office:value="0.01" calcext:value-type="float">
            <text:p>0,01</text:p>
          </table:table-cell>
          <table:table-cell office:value-type="float" office:value="20000000" calcext:value-type="float">
            <text:p>2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b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4" calcext:value-type="float">
            <text:p>8,94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max_size(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5" calcext:value-type="float">
            <text:p>8,95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Mutex_base&lt;(__gnu_cxx::_Lock_policy)2&gt;::_Mutex_base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6" calcext:value-type="float">
            <text:p>8,96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ebo_helper&lt;0, std::allocator&lt;SharedStationProperties&lt;int&gt; &gt;, true&gt;::_Sp_ebo_helper(std::allocator&lt;SharedStationProperties&lt;int&gt; &gt;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7" calcext:value-type="float">
            <text:p>8,97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enable_if&lt;std::__and_&lt;std::allocator_traits&lt;std::allocator&lt;SharedStationProperties&lt;int&gt; &gt; &gt;::__destroy_helper&lt;SharedStationProperties&lt;int&gt; &gt;::type&gt;::value, void&gt;::type std::allocator_traits&lt;std::allocator&lt;SharedStationProperties&lt;int&gt; &gt; &gt;::_S_destroy&lt;SharedStationProperties&lt;int&gt; &gt;(std::allocator&lt;SharedStationProperties&lt;int&gt; &gt;&amp;, SharedStationProperties&lt;int&gt;*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8" calcext:value-type="float">
            <text:p>8,98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Sp_counted_ptr_inplace&lt;SharedStationProperties&lt;int&gt;, std::allocator&lt;SharedStationProperties&lt;int&gt; &gt;, (__gnu_cxx::_Lock_policy)2&gt;::_M_dispose(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8.99" calcext:value-type="float">
            <text:p>8,99</text:p>
          </table:table-cell>
          <table:table-cell office:value-type="float" office:value="0.01" calcext:value-type="float">
            <text:p>0,01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get_parameter(int) const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ax&lt;unsigned long&gt;(unsigned long const&amp;, unsigned long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1" calcext:value-type="float">
            <text:p>9,01</text:p>
          </table:table-cell>
          <table:table-cell office:value-type="float" office:value="0.01" calcext:value-type="float">
            <text:p>0,01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const&amp; std::min&lt;unsigned long&gt;(unsigned long const&amp;, unsigned long const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2" calcext:value-type="float">
            <text:p>9,02</text:p>
          </table:table-cell>
          <table:table-cell office:value-type="float" office:value="0.01" calcext:value-type="float">
            <text:p>0,01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624ul, 1ul, 0ul, true, true&gt;::__calc(unsigned long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3" calcext:value-type="float">
            <text:p>9,03</text:p>
          </table:table-cell>
          <table:table-cell office:value-type="float" office:value="0.01" calcext:value-type="float">
            <text:p>0,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operator=(std::pair&lt;int, int&gt;&amp;&amp;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4" calcext:value-type="float">
            <text:p>9,04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seed(unsigned long)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9.05" calcext:value-type="float">
            <text:p>9,0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d::_Sp_counted_base&lt;(__gnu_cxx::_Lock_policy)2&gt;::_M_add_ref_copy()</text:p>
          </table:table-cell>
          <table:table-cell table:number-columns-repeated="4"/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6" calcext:value-type="float">
            <text:p>9,06</text:p>
          </table:table-cell>
          <table:table-cell office:value-type="float" office:value="0.01" calcext:value-type="float">
            <text:p>0,01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emove_reference&lt;std::shared_ptr&lt;SharedStationProperties&lt;int&gt; &gt;&amp;&gt;::type&amp;&amp; std::move&lt;std::shared_ptr&lt;SharedStationProperties&lt;int&gt; &gt;&amp;&gt;(std::shared_ptr&lt;SharedStationProperties&lt;int&gt; &gt;&amp;)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6" calcext:value-type="float">
            <text:p>9,06</text:p>
          </table:table-cell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export_hull_coordinates(std::string) const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7" calcext:value-type="float">
            <text:p>9,07</text:p>
          </table:table-cell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office:value-type="string" calcext:value-type="string">
            <text:p>_GLOBAL__sub_I__ZN4HullC2Eiii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9.07" calcext:value-type="float">
            <text:p>9,07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std::move_iterator&lt;Station*&gt;::base()</text:p>
          </table:table-cell>
          <table:table-cell office:value-type="string" calcext:value-type="string">
            <text:p>const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8424178" calcext:value-type="float">
            <text:p>284241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gnu_cxx::new_allocator&lt;std::_Sp_counted_ptr_inplace&lt;SharedStationProperties&lt;int&gt;, std::allocator&lt;SharedStationProperties&lt;int&gt; &gt;, (__gnu_cxx::_Lock_policy)2&gt; &gt;::~new_allocato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4212094" calcext:value-type="float">
            <text:p>14212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~shared_pt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4212089" calcext:value-type="float">
            <text:p>14212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void std::__enable_shared_from_this_helper&lt;(__gnu_cxx::_Lock_policy)2&gt;(std::__shared_count&lt;(__gnu_cxx::_Lock_policy)2&gt; const&amp;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4212084" calcext:value-type="float">
            <text:p>142120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set_parameter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1140383" calcext:value-type="float">
            <text:p>111403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in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7426922" calcext:value-type="float">
            <text:p>7426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in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max(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std::bernoulli_distribution::operator()&lt;std::mersenne_twister_engine&lt;unsigned long, 32ul, 624ul, 397ul, 31ul, 2567483615ul, 11ul, 4294967295ul, 7ul, 2636928640ul, 15ul, 4022730752ul, 18ul, 1812433253ul&gt; &gt;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_Adaptor(std::mersenne_twister_engine&lt;unsigned long, 32ul, 624ul, 397ul, 31ul, 2567483615ul, 11ul, 4294967295ul, 7ul, 2636928640ul, 15ul, 4022730752ul, 18ul, 1812433253ul&gt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713461" calcext:value-type="float">
            <text:p>37134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Adaptor&lt;std::mersenne_twister_engine&lt;unsigned long, 32ul, 624ul, 397ul, 31ul, 2567483615ul, 11ul, 4294967295ul, 7ul, 2636928640ul, 15ul, 4022730752ul, 18ul, 1812433253ul&gt;, double&gt;::operator()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detail::_Mod&lt;unsigned long, 4294967296ul, 1ul, 0ul, true, true&gt;::__calc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4294967296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unsigned long std::__detail::__mod&lt;unsigned long, 624ul, 1ul, 0ul&gt;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evaluate_1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nt&amp;&amp; std::forward&lt;int&gt;(std::remove_reference&lt;int&gt;::type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rad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tring __gnu_cxx::__to_xstring&lt;std::string, char&gt;(int (*)(char*, unsigned long, char const*, __va_list_tag*), unsigned long, char const*, ...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ool __gnu_cxx::__is_null_pointer&lt;char&gt;(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&lt;char*&gt;(char*, char*, std::allocator&lt;char&gt; const&amp;, std::forward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har* std::string::_S_construct_aux&lt;char*&gt;(char*, char*, std::allocator&lt;char&gt; const&amp;, std::__false_typ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::basic_string&lt;char*&gt;(char*, char*, std::allocator&lt;char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__distance&lt;char*&gt;(char*, char*, std::random_access_iterator_ta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iterator_category std::__iterator_category&lt;char*&gt;(char*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iterator_traits&lt;char*&gt;::difference_type std::distance&lt;char*&gt;(char*, char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pair&lt;int, int&gt;::pair&lt;int, int, void&gt;(int&amp;&amp;, int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Point_3(int, int, int, std::stri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~Point_3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ationParameters::StationParameter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x_coordinate(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find_t_for_z_coord(double, double, double, double) con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shared_ptr&lt;SharedStationProperties&lt;int&gt; &gt;::shared_pt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__shared_ptr&lt;SharedStationProperties&lt;int&gt;, (__gnu_cxx::_Lock_policy)2&gt;::__shared_pt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param_type::param_type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uniform_int_distribution&lt;int&gt;::uniform_int_distribution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oint_3::operator=(Point_3&amp;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haredStationProperties&lt;int&gt;::SharedStationProperties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HullModel::output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char_traits&lt;char&gt;::length(char const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random_device(std::string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random_device::~random_devic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param_type::param_type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ernoulli_distribution::bernoulli_distribution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std::mersenne_twister_engine&lt;unsigned long, 32ul, 624ul, 397ul, 31ul, 2567483615ul, 11ul, 4294967295ul, 7ul, 2636928640ul, 15ul, 4022730752ul, 18ul, 1812433253ul&gt;::mersenne_twister_engine(unsigned long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to_string(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operator|(std::_Ios_Openmode, std::_Ios_Openmod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d::basic_string&lt;char, std::char_traits&lt;char&gt;, std::allocator&lt;char&gt; &gt; std::operator+&lt;char, std::char_traits&lt;char&gt;, std::allocator&lt;char&gt; &gt;(char const*, std::basic_string&lt;char, std::char_traits&lt;char&gt;, std::allocator&lt;char&gt; &gt; const&amp;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15OptimizableHul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7StationC2ER4BboxR17StationParamet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_ZN9HullModelC2E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GLOBAL__sub_I_m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__static_initialization_and_destruction_0(int, 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,9</text:p>
          </table:table-cell>
          <table:table-cell/>
          <table:table-cell office:value-type="string" calcext:value-type="string">
            <text:p>new_alg(in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HillClimber&lt;HullModel&gt;::HillClimber(HullModel*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illClimber&lt;HullModel&gt;::~HillClimber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WaterlineCurve(int, int, double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aterlineCurve::~WaterlineCurve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ezier_quadratic::~Bezier_quadratic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OptimizableModel::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ableModel::~Optimizable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string" calcext:value-type="string">
            <text:p>HullModel::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ullModel::~HullModel(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,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Optimizer::Optimizer(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.00.0000</text:date>, <text:time style:data-style-name="N2" text:time-value="01:44:24.786817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6:36:10.294707922</meta:creation-date>
    <dc:date>2016-01-15T01:55:22.256073308</dc:date>
    <meta:editing-duration>PT1H42M56S</meta:editing-duration>
    <meta:editing-cycles>9</meta:editing-cycles>
    <meta:generator>LibreOffice/4.3.3.2$Linux_X86_64 LibreOffice_project/430m0$Build-2</meta:generator>
    <meta:document-statistic meta:table-count="4" meta:cell-count="4040" meta:object-count="0"/>
  </office:meta>
</office:document-meta>
</file>